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980" officeooo:paragraph-rsid="0000d980"/>
    </style:style>
    <style:style style:name="P2" style:family="paragraph" style:parent-style-name="Standard">
      <style:text-properties officeooo:rsid="0000faba" officeooo:paragraph-rsid="0000faba"/>
    </style:style>
    <style:style style:name="P3" style:family="paragraph" style:parent-style-name="Standard">
      <style:text-properties officeooo:rsid="0001c9bb" officeooo:paragraph-rsid="0001c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<text:tab/><text:tab/><text:tab/>Zajecia 2</text:p>
      <text:p text:style-name="P1"/>
      <text:p text:style-name="P2">Kontunuacja zajec 1:</text:p>
      <text:p text:style-name="P2"><text:s text:c="3"/>x y z <text:s text:c="2"/>f</text:p>
      <text:p text:style-name="P2">0 0 0 0 <text:s/>0</text:p>
      <text:p text:style-name="P2">1 0 0 1 <text:s/>1</text:p>
      <text:p text:style-name="P2">2 0 1 0 <text:s/>1</text:p>
      <text:p text:style-name="P2">3 0 1 1 <text:s/>1</text:p>
      <text:p text:style-name="P2">4 1 0 0 <text:s/>0</text:p>
      <text:p text:style-name="P2">5 1 0 1 <text:s/>0</text:p>
      <text:p text:style-name="P2">6 1 1 0 <text:s/>0</text:p>
      <text:p text:style-name="P2">7 1 1 1 <text:s/>0</text:p>
      <text:p text:style-name="P2"/>
      <text:p text:style-name="P2">Siatka Kanrough</text:p>
      <text:p text:style-name="P2"><text:s text:c="2"/>z </text:p>
      <text:p text:style-name="P2">xy | 0 <text:s/>1</text:p>
      <text:p text:style-name="P2">--------------</text:p>
      <text:p text:style-name="P2">00 | 0 <text:s/>1</text:p>
      <text:p text:style-name="P2">01 | 1 <text:s/>1</text:p>
      <text:p text:style-name="P2">11 | 0 <text:s/>0</text:p>
      <text:p text:style-name="P2">10 | 0 <text:s/>0</text:p>
      <text:p text:style-name="P2"/>
      <text:p text:style-name="P3">dla 1 np (|x|^z)v(|x|^y) <text:s text:c="2"/>3+1</text:p>
      <text:p text:style-name="P3">dla 0 n[ (yvz)^(|x|) 2+ 1</text:p>
      <text:p text:style-name="P3">wybieramy tutaj lepszy czyli 2+1 (lepszy czyli mniejszy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 LibreOffice_project/5d19a1bfa650b796764388cd8b33a5af1f5baa1b</meta:generator>
    <dc:date>2020-03-11T12:42:34.187000000</dc:date>
    <meta:editing-duration>PT20M23S</meta:editing-duration>
    <meta:editing-cycles>1</meta:editing-cycles>
    <meta:document-statistic meta:table-count="0" meta:image-count="0" meta:object-count="0" meta:page-count="1" meta:paragraph-count="22" meta:word-count="92" meta:character-count="313" meta:non-whitespace-character-count="217"/>
  </office:meta>
</office:document-meta>
</file>